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PC Controller for 8 Cloths Pixel Sky I or II</text:span></text:p>
      <text:p text:style-name="Text_20_body">The Pixel Sky Pro curtains can project any content from your pc/mac directly on the curtain. It is very suitable for animations, color flows and background atmospheres.</text:p>
      <text:p text:style-name="Standard"/>
      <text:p text:style-name="Standard"/>
      <text:p text:style-name="Standard"/>
      <text:p text:style-name="Text_20_body">The Pixel Sky Pro curtains can project any content from your pc/mac directly on the curtain. It is very suitable for animations, color flows and background atmospheres. The Pixel Sky Pro is available as 3x2 P100 and 6x4 P187,5 and is finished with Velcro at all sides which makes it easy to extend it or use it with the Wentex pipe &amp; drape system. The curtain is also applied with eyelets for shockcords. The powerbox is included with the curtain but to control the curtain you need the Pixel Sky Pro controller, ordercode 40392. This controller must be bought separately because it can control up to 8 pixel sky pro curtains. The controllers can also be linked if like to control more than 8 pixel sky pro curtains.<text:line-break/>With the controller (40392) and the included software it is possible to do screen grabbing but it´s also possible to create text, import videos and images or show a music spectrum. The Pixel Sky Pro curtain is delivered including flightcase for safe transportation.</text:p>
      <text:p text:style-name="Text_20_body"><text:span text:style-name="Strong_20_Emphasis">Features</text:span></text:p>
      <text:list xml:id="list1454411337005602002" text:style-name="L1">
        <text:list-item>
          <text:p text:style-name="P3">Including software </text:p>
        </text:list-item>
        <text:list-item>
          <text:p text:style-name="P3">Screen grabbing possibility </text:p>
        </text:list-item>
        <text:list-item>
          <text:p text:style-name="P3">8 curtain outputs </text:p>
        </text:list-item>
        <text:list-item>
          <text:p text:style-name="P1">Link output to connect more controllers </text:p>
        </text:list-item>
      </text:list>
      <text:p text:style-name="Text_20_body"><text:span text:style-name="Strong_20_Emphasis">Specifications</text:span></text:p>
      <text:list xml:id="list2544553410014070913" text:style-name="L2">
        <text:list-item>
          <text:p text:style-name="P4">Control: By PC with software </text:p>
        </text:list-item>
        <text:list-item>
          <text:p text:style-name="P4">Data input connector: RJ-45 </text:p>
        </text:list-item>
        <text:list-item>
          <text:p text:style-name="P4">Data output connector: RJ-45 </text:p>
        </text:list-item>
        <text:list-item>
          <text:p text:style-name="P4">Data Link connector: RJ-45 </text:p>
        </text:list-item>
        <text:list-item>
          <text:p text:style-name="P4">Color: Matt black </text:p>
        </text:list-item>
        <text:list-item>
          <text:p text:style-name="P4">Input voltage: 100-240V AC 50/60Hz </text:p>
        </text:list-item>
        <text:list-item>
          <text:p text:style-name="P4">Power connector: IEC </text:p>
        </text:list-item>
        <text:list-item>
          <text:p text:style-name="P4">Dimensions: 240 x 138 x 44 mm (LxWxH) </text:p>
        </text:list-item>
        <text:list-item>
          <text:p text:style-name="P2">Net weight: 1.1 kg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3S</meta:editing-duration>
    <meta:editing-cycles>3</meta:editing-cycles>
    <meta:generator>OpenOffice/4.1.1$Win32 OpenOffice.org_project/411m6$Build-9775</meta:generator>
    <dc:date>2018-02-14T12:50:49.55</dc:date>
    <meta:document-statistic meta:table-count="0" meta:image-count="0" meta:object-count="0" meta:page-count="1" meta:paragraph-count="18" meta:word-count="277" meta:character-count="1578"/>
    <dc:creator>Marti </dc:creator>
    <meta:user-defined meta:name="Info 1"/>
    <meta:user-defined meta:name="Info 2"/>
    <meta:user-defined meta:name="Info 3"/>
    <meta:user-defined meta:name="Info 4"/>
  </office:meta>
</office:document-meta>
</file>